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209in" fo:text-shadow="1pt 1pt" fo:font-weight="bold" style:font-size-asian="18pt" style:font-weight-asian="bold" style:font-name-complex="Tahoma" style:font-size-complex="18pt"/>
    </style:style>
    <style:style style:name="P2" style:family="paragraph" style:parent-style-name="Standard">
      <style:text-properties fo:font-variant="small-caps" style:font-name="Cambria" fo:font-size="11pt" fo:letter-spacing="0.0209in" fo:text-shadow="1pt 1pt" fo:font-weight="bold" style:font-size-asian="11pt" style:font-weight-asian="bold" style:font-name-complex="Tahoma" style:font-size-complex="11pt"/>
    </style:style>
    <style:style style:name="P3" style:family="paragraph" style:parent-style-name="Standard">
      <style:text-properties style:font-name="Cambria" fo:font-size="11pt" style:font-size-asian="11pt" style:font-name-complex="Tahoma" style:font-size-complex="11pt"/>
    </style:style>
    <style:style style:name="P4" style:family="paragraph" style:parent-style-name="Standard">
      <style:paragraph-properties fo:margin-left="0.1299in" fo:margin-right="0in"/>
      <style:text-properties style:font-name="Cambria" fo:font-size="11pt" officeooo:rsid="001e1dae" style:font-size-asian="11pt" style:font-name-complex="Tahoma" style:font-size-complex="11pt"/>
    </style:style>
    <style:style style:name="P5" style:family="paragraph" style:parent-style-name="Standard" style:list-style-name="L1">
      <style:text-properties style:font-name="Cambria" fo:font-size="11pt" officeooo:rsid="001e1dae" officeooo:paragraph-rsid="001e1dae" style:font-size-asian="11pt" style:font-name-complex="Tahoma" style:font-size-complex="11pt"/>
    </style:style>
    <style:style style:name="P6" style:family="paragraph" style:parent-style-name="Standard">
      <style:text-properties style:font-name="Cambria" fo:font-size="11pt" officeooo:rsid="001e1dae" officeooo:paragraph-rsid="001e1dae" style:font-size-asian="11pt" style:font-name-complex="Tahoma" style:font-size-complex="11pt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Cambria" fo:font-size="11pt" officeooo:rsid="001e1dae" officeooo:paragraph-rsid="001e1dae" style:font-size-asian="11pt" style:font-name-complex="Tahoma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ambria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mbria" fo:font-size="11pt" fo:font-style="normal" officeooo:rsid="001e1dae" style:font-size-asian="11pt" style:font-style-asian="normal" style:font-name-complex="Tahoma" style:font-size-complex="11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Cambria" fo:font-size="11pt" fo:font-style="normal" officeooo:rsid="001e1dae" officeooo:paragraph-rsid="001e1dae" style:font-size-asian="11pt" style:font-style-asian="normal" style:font-name-complex="Tahoma" style:font-size-complex="11pt" style:font-style-complex="normal"/>
    </style:style>
    <style:style style:name="T1" style:family="text">
      <style:text-properties officeooo:rsid="001e1dae"/>
    </style:style>
    <style:style style:name="T2" style:family="text">
      <style:text-properties fo:font-style="italic" officeooo:rsid="001e1dae" style:font-style-asian="italic" style:font-style-complex="italic"/>
    </style:style>
    <style:style style:name="T3" style:family="text">
      <style:text-properties fo:font-style="normal" officeooo:rsid="001e1dae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e828a"/>
    </style:style>
    <style:style style:name="T6" style:family="text">
      <style:text-properties fo:font-style="italic" officeooo:rsid="001e828a" style:font-style-asian="italic" style:font-style-complex="italic"/>
    </style:style>
    <style:style style:name="T7" style:family="text">
      <style:text-properties officeooo:rsid="001ff538"/>
    </style:style>
    <style:style style:name="T8" style:family="text">
      <style:text-properties style:font-name="Cambria" fo:font-size="11pt" style:font-size-asian="11pt" style:font-name-complex="Tahoma" style:font-size-complex="11pt"/>
    </style:style>
    <style:style style:name="T9" style:family="text">
      <style:text-properties style:font-name="Cambria" fo:font-size="11pt" fo:font-weight="bold" style:font-size-asian="11pt" style:font-weight-asian="bold" style:font-name-complex="Tahoma" style:font-size-complex="11pt"/>
    </style:style>
    <style:style style:name="T10" style:family="text">
      <style:text-properties fo:font-style="italic" officeooo:rsid="001ff538" style:font-style-asian="italic" style:font-style-complex="italic"/>
    </style:style>
    <style:style style:name="T11" style:family="text">
      <style:text-properties fo:font-style="normal" officeooo:rsid="001ff538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99in" fo:text-indent="-0.25in" fo:margin-left="0.6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799in" fo:text-indent="-0.25in" fo:margin-left="0.8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299in" fo:text-indent="-0.25in" fo:margin-left="1.1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799in" fo:text-indent="-0.25in" fo:margin-left="1.3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299in" fo:text-indent="-0.25in" fo:margin-left="1.6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799in" fo:text-indent="-0.25in" fo:margin-left="1.8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299in" fo:text-indent="-0.25in" fo:margin-left="2.1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799in" fo:text-indent="-0.25in" fo:margin-left="2.3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299in" fo:text-indent="-0.25in" fo:margin-left="2.6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799in" fo:text-indent="-0.25in" fo:margin-left="2.8799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Analítico</text:p>
      <text:p text:style-name="P2"/>
      <text:p text:style-name="P3">Nome: <text:span text:style-name="T1">Vicente Franzini</text:span></text:p>
      <text:p text:style-name="P3">Referência de cada fonte analisada:</text:p>
      <text:p text:style-name="P4"/>
      <text:list text:style-name="L1">
        <text:list-item>
          <text:p text:style-name="P5"><text:a xlink:type="simple" xlink:href="https://www.geeksforgeeks.org/dsa/abstract-data-types/" text:style-name="Internet_20_link" text:visited-style-name="Visited_20_Internet_20_Link">https://www.geeksforgeeks.org/dsa/abstract-data-types/</text:a></text:p>
        </text:list-item>
        <text:list-item>
          <text:p text:style-name="P5"><text:a xlink:type="simple" xlink:href="https://en.wikipedia.org/wiki/Word_(computer_architecture)" text:style-name="Internet_20_link" text:visited-style-name="Visited_20_Internet_20_Link">https://en.wikipedia.org/wiki/Word_(computer_architecture)</text:a></text:p>
        </text:list-item>
      </text:list>
      <text:p text:style-name="P6"/>
      <text:p text:style-name="P7"/>
      <text:p text:style-name="P3">Descrição da obra:</text:p>
      <text:p text:style-name="P3"/>
      <text:p text:style-name="P8"><text:span text:style-name="T1"><text:tab/>A computação é fundamentalmente baseada em dois conceitos fundamentais: as operações e a memória. Nesse sentido, a estrutura mais básica da computação é a palavra, ou mais comumente vista na literatura, </text:span><text:span text:style-name="T2">word</text:span><text:span text:style-name="T3">.</text:span></text:p>
      <text:p text:style-name="P9"><text:tab/>A palavra mais básica é o byte, 8 dígitos binários, que é o bloco construtor da memória de um computador, qualquer outra estrutura de dados, como<text:span text:style-name="T4"> </text:span>números inteiros, números de ponto flutuante, listas, pilhas, <text:span text:style-name="T4">strings</text:span>, ou qualquer outra estrutura de dado definida pelo usuário, boa parte delas baseadas em outras estruturas básicas.</text:p>
      <text:p text:style-name="P10"><text:tab/>Porém, no estudo de estrutura de dados, é útil para nós separar estrutura de dados em dois tipos: Estrutura de Dados Abstratas (ou ADTs em Inglês), e Estrutura de Dados Definidas pelo Usuário (ou UDTs em Inglês).</text:p>
      <text:p text:style-name="P10"><text:tab/>Estrutura de Dados Abstratas são apenas o conceito da estrutura, especificando apenas como ela funciona, e quais operações podem ser feitas com ela, omitindo informações tais qual como ela é armazenada na memória, o método por qual as funções são executadas, etc.</text:p>
      <text:p text:style-name="P10"><text:tab/>Nessa forma, você pode criar boas estruturas de dados e, a depender do ambiente em que você faz seu programa, implementá-las de forma diferente, sem modificar sua funcionalidade, utilidade para o programa, e podendo melhorar a performance.</text:p>
      <text:p text:style-name="P10"><text:tab/>Um exemplo de uma estrutura desse tipo é a Pilha, que em sua definição apenas especifica sua função (uma lista LIFO, Last-In-First-Out), e as funções que existem nela (colocar, retirar, espiar, tamanho e <text:span text:style-name="T5">está vazio).</text:span></text:p>
      <text:p text:style-name="P10"><text:tab/><text:span text:style-name="T5">Em contrapartida, uma Estrutura de Dados Definida pelo Usuário é uma estrutura de dados com estrutura e funcionamento pré-definido, em geral por funções de linguagem como as </text:span><text:span text:style-name="T6">structs</text:span><text:span text:style-name="T5"> em C, o que significa que não é possível, sem a mudar fundamentalmente, mudar seu modo de funcionamento (como, por exemplo, utilizar listas encadeadas ao invés de </text:span><text:span text:style-name="T6">arrays</text:span><text:span text:style-name="T5">).</text:span></text:p>
      <text:p text:style-name="P10"><text:tab/><text:span text:style-name="T5">Finalizando então, é importante para </text:span><text:span text:style-name="T7">qualquer cientista da computação entender os fundamentos de estrutura de dados para poder desenvolver softwares melhores, e mais rapidamente, sem encontrar bugs desnecessários.</text:span></text:p>
      <text:p text:style-name="P10"/>
      <text:p text:style-name="Standard"><text:span text:style-name="T8">Comentários (uma opinião crítica sobre as fontes consultadas, relacionando-as – </text:span><text:span text:style-name="T9">obrigatório no mínimo 5 linhas</text:span><text:span text:style-name="T8">):</text:span></text:p>
      <text:p text:style-name="P3"/>
      <text:p text:style-name="P3"><text:tab/><text:span text:style-name="T7">O conceito de Estrutura de Dados é bem interessante como um todo, e essa distinção, embora simples, é bem útil por permitir criarmos estruturas universais e facilmente reimplementadas quando estivermos lidando com sistemas diferentes.</text:span></text:p>
      <text:p text:style-name="P3"><text:tab/><text:span text:style-name="T7">Por exemplo, em sistemas embarcados, o uso de </text:span><text:span text:style-name="T10">arrays</text:span><text:span text:style-name="T11"> ao invés de listas encadeadas pode servir para reduzir o uso de memória, enquanto em aplicações que usam a nuvem, listas encadeadas podem ser mais úteis, e o uso de estrutura de dados abstratas permite que a forma em que ela é implementada não importe, e torne os códigos que as utilizam mais universai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Sans NF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pt" fo:country="BR" style:font-name-asian="Noto Sans" style:font-size-asian="10.5pt" style:language-asian="zh" style:country-asian="CN" style:font-name-complex="NotoSans N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Sans NF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ambria" fo:font-size="10pt" style:font-size-asian="10pt" style:font-name-complex="Tahoma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0.9846in" fo:margin-right="0.9846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ext:p text:style-name="MP1">Prof. Marcus Vinicius Maltempi</text:p>
        <text:p text:style-name="MP1">Estruturas de Dados I – Noturno, 1º Sem/2026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odelo RAN</dc:title>
    <dc:subject/>
    <meta:keyword/>
    <meta:creation-date>2026-03-02T20:19:29.945667352</meta:creation-date>
    <meta:editing-cycles>2</meta:editing-cycles>
    <meta:editing-duration>PT4M26S</meta:editing-duration>
    <meta:generator>LibreOffice/25.8.5.2$Linux_X86_64 LibreOffice_project/580$Build-2</meta:generator>
    <dc:date>2026-03-02T20:46:51.762392135</dc:date>
    <meta:document-statistic meta:table-count="0" meta:image-count="0" meta:object-count="0" meta:page-count="1" meta:paragraph-count="19" meta:word-count="458" meta:character-count="3026" meta:non-whitespace-character-count="2577"/>
    <meta:template xlink:type="simple" xlink:actuate="onRequest" xlink:title="Modelo RAN" xlink:href="../../../../../../Templates/Modelo%20RAN.ott" meta:date="2026-03-02T20:19:28.703870893"/>
  </office:meta>
</office:document-meta>
</file>